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style="italic" style:font-style-asian="italic" style:font-style-complex="italic"/>
    </style:style>
    <style:style style:name="T6" style:parent-style-name="Policepardéfaut" style:family="text">
      <style:text-properties fo:font-style="italic" style:font-style-asian="italic" style:font-style-complex="italic"/>
    </style:style>
    <style:style style:name="P7" style:parent-style-name="Normal" style:list-style-name="LFO1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Policepardéfaut" style:family="text">
      <style:text-properties fo:font-style="italic" style:font-style-asian="italic" style:font-style-complex="italic"/>
    </style:style>
    <style:style style:name="T26" style:parent-style-name="Policepardéfaut" style:family="text">
      <style:text-properties fo:font-style="italic" style:font-style-asian="italic" style:font-style-complex="italic"/>
    </style:style>
    <style:style style:name="T27" style:parent-style-name="Policepardéfaut" style:family="text">
      <style:text-properties fo:font-style="italic" style:font-style-asian="italic" style:font-style-complex="italic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style="italic" style:font-style-asian="italic" style:font-style-complex="italic"/>
    </style:style>
    <style:style style:name="T30" style:parent-style-name="Policepardéfaut" style:family="text">
      <style:text-properties fo:font-style="italic" style:font-style-asian="italic" style:font-style-complex="italic"/>
    </style:style>
    <style:style style:name="T31" style:parent-style-name="Policepardéfaut" style:family="text">
      <style:text-properties fo:font-style="italic" style:font-style-asian="italic" style:font-style-complex="italic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2" style:family="paragraph"/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Normal" style:list-style-name="LFO2" style:family="paragraph"/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Normal" style:list-style-name="LFO2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style:text-position="super 58.3%"/>
    </style:style>
    <style:style style:name="T42" style:parent-style-name="Policepardéfaut" style:family="text">
      <style:text-properties style:text-position="super 58.3%"/>
    </style:style>
    <style:style style:name="P43" style:parent-style-name="Normal" style:list-style-name="LFO2" style:family="paragraph"/>
    <style:style style:name="T44" style:parent-style-name="Policepardéfaut" style:family="text">
      <style:text-properties fo:font-weight="bold" style:font-weight-asian="bold" style:font-weight-complex="bold"/>
    </style:style>
    <style:style style:name="T45" style:parent-style-name="Policepardéfaut" style:family="text">
      <style:text-properties fo:font-style="italic" style:font-style-asian="italic" style:font-style-complex="italic"/>
    </style:style>
    <style:style style:name="T46" style:parent-style-name="Policepardéfaut" style:family="text">
      <style:text-properties fo:font-style="italic" style:font-style-asian="italic" style:font-style-complex="italic"/>
    </style:style>
    <style:style style:name="P47" style:parent-style-name="Normal" style:list-style-name="LFO2" style:family="paragraph"/>
    <style:style style:name="T48" style:parent-style-name="Policepardéfaut" style:family="text">
      <style:text-properties fo:font-weight="bold" style:font-weight-asian="bold" style:font-weight-complex="bold"/>
    </style:style>
    <style:style style:name="P49" style:parent-style-name="Normal" style:list-style-name="LFO2" style:family="paragraph"/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list-style-name="LFO3" style:family="paragraph"/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Normal" style:list-style-name="LFO3" style:family="paragraph"/>
    <style:style style:name="T55" style:parent-style-name="Policepardéfaut" style:family="text">
      <style:text-properties fo:font-weight="bold" style:font-weight-asian="bold" style:font-weight-complex="bold"/>
    </style:style>
    <style:style style:name="P56" style:parent-style-name="Normal" style:list-style-name="LFO4" style:family="paragraph"/>
    <style:style style:name="P57" style:parent-style-name="Normal" style:list-style-name="LFO4" style:family="paragraph"/>
    <style:style style:name="P58" style:parent-style-name="Normal" style:list-style-name="LFO5" style:family="paragraph"/>
    <style:style style:name="T59" style:parent-style-name="Policepardéfaut" style:family="text">
      <style:text-properties fo:font-weight="bold" style:font-weight-asian="bold" style:font-weight-complex="bold"/>
    </style:style>
    <style:style style:name="P60" style:parent-style-name="Normal" style:list-style-name="LFO5" style:family="paragraph"/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list-style-name="LFO6" style:family="paragraph"/>
    <style:style style:name="T64" style:parent-style-name="Policepardéfaut" style:family="text">
      <style:text-properties fo:font-weight="bold" style:font-weight-asian="bold" style:font-weight-complex="bold"/>
    </style:style>
    <style:style style:name="T65" style:parent-style-name="Policepardéfaut" style:family="text">
      <style:text-properties style:font-name="Segoe UI Emoji" style:font-name-complex="Segoe UI Emoji"/>
    </style:style>
    <style:style style:name="T66" style:parent-style-name="Policepardéfaut" style:family="text">
      <style:text-properties fo:font-style="italic" style:font-style-asian="italic" style:font-style-complex="italic"/>
    </style:style>
    <style:style style:name="P67" style:parent-style-name="Normal" style:list-style-name="LFO6" style:family="paragraph"/>
    <style:style style:name="T68" style:parent-style-name="Policepardéfaut" style:family="text">
      <style:text-properties fo:font-weight="bold" style:font-weight-asian="bold" style:font-weight-complex="bold"/>
    </style:style>
    <style:style style:name="P69" style:parent-style-name="Normal" style:list-style-name="LFO6" style:family="paragraph"/>
    <style:style style:name="T70" style:parent-style-name="Policepardéfaut" style:family="text">
      <style:text-properties fo:font-weight="bold" style:font-weight-asian="bold" style:font-weight-complex="bold"/>
    </style:style>
    <style:style style:name="P71" style:parent-style-name="Normal" style:list-style-name="LFO6" style:family="paragraph"/>
    <style:style style:name="T72" style:parent-style-name="Policepardéfaut" style:family="text">
      <style:text-properties fo:font-weight="bold" style:font-weight-asian="bold" style:font-weight-complex="bold"/>
    </style:style>
    <style:style style:name="P73" style:parent-style-name="Normal" style:list-style-name="LFO6" style:family="paragraph"/>
    <style:style style:name="T74" style:parent-style-name="Policepardéfaut" style:family="text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list-style-name="LFO7" style:family="paragraph"/>
    <style:style style:name="T77" style:parent-style-name="Policepardéfaut" style:family="text">
      <style:text-properties fo:font-weight="bold" style:font-weight-asian="bold" style:font-weight-complex="bold"/>
    </style:style>
    <style:style style:name="P78" style:parent-style-name="Normal" style:list-style-name="LFO7" style:family="paragraph"/>
    <style:style style:name="T79" style:parent-style-name="Policepardéfaut" style:family="text">
      <style:text-properties fo:font-weight="bold" style:font-weight-asian="bold" style:font-weight-complex="bold"/>
    </style:style>
    <style:style style:name="P80" style:parent-style-name="Normal" style:list-style-name="LFO7" style:family="paragraph"/>
    <style:style style:name="T81" style:parent-style-name="Policepardéfaut" style:family="text">
      <style:text-properties fo:font-weight="bold" style:font-weight-asian="bold" style:font-weight-complex="bold"/>
    </style:style>
    <style:style style:name="T82" style:parent-style-name="Policepardéfaut" style:family="text">
      <style:text-properties fo:font-style="italic" style:font-style-asian="italic" style:font-style-complex="italic"/>
    </style:style>
    <style:style style:name="T83" style:parent-style-name="Policepardéfaut" style:family="text">
      <style:text-properties fo:font-style="italic" style:font-style-asian="italic" style:font-style-complex="italic"/>
    </style:style>
    <style:style style:name="T84" style:parent-style-name="Policepardéfaut" style:family="text">
      <style:text-properties fo:font-style="italic" style:font-style-asian="italic" style:font-style-complex="italic"/>
    </style:style>
    <style:style style:name="T85" style:parent-style-name="Policepardéfaut" style:family="text">
      <style:text-properties fo:font-style="italic" style:font-style-asian="italic" style:font-style-complex="italic"/>
    </style:style>
    <style:style style:name="T86" style:parent-style-name="Policepardéfaut" style:family="text">
      <style:text-properties fo:font-style="italic" style:font-style-asian="italic" style:font-style-complex="italic"/>
    </style:style>
    <style:style style:name="P87" style:parent-style-name="Normal" style:list-style-name="LFO7" style:family="paragraph"/>
    <style:style style:name="T88" style:parent-style-name="Policepardéfaut" style:family="text">
      <style:text-properties fo:font-weight="bold" style:font-weight-asian="bold" style:font-weight-complex="bold"/>
    </style:style>
    <style:style style:name="T89" style:parent-style-name="Policepardéfaut" style:family="text">
      <style:text-properties style:font-name="Segoe UI Emoji" style:font-name-complex="Segoe UI Emoji"/>
    </style:style>
    <style:style style:name="T90" style:parent-style-name="Policepardéfaut" style:family="text">
      <style:text-properties fo:font-style="italic" style:font-style-asian="italic" style:font-style-complex="italic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list-style-name="LFO8" style:family="paragraph"/>
    <style:style style:name="T93" style:parent-style-name="Policepardéfaut" style:family="text">
      <style:text-properties fo:font-weight="bold" style:font-weight-asian="bold" style:font-weight-complex="bold"/>
    </style:style>
    <style:style style:name="P94" style:parent-style-name="Normal" style:list-style-name="LFO8" style:family="paragraph"/>
    <style:style style:name="T95" style:parent-style-name="Policepardéfaut" style:family="text">
      <style:text-properties fo:font-weight="bold" style:font-weight-asian="bold" style:font-weight-complex="bold"/>
    </style:style>
    <style:style style:name="P96" style:parent-style-name="Normal" style:list-style-name="LFO8" style:family="paragraph"/>
    <style:style style:name="T97" style:parent-style-name="Policepardéfaut" style:family="text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T99" style:parent-style-name="Policepardéfaut" style:family="text">
      <style:text-properties style:font-name="Segoe UI Emoji" style:font-name-complex="Segoe UI Emoji"/>
    </style:style>
    <style:style style:name="T100" style:parent-style-name="Policepardéfaut" style:family="text">
      <style:text-properties fo:font-style="italic" style:font-style-asian="italic" style:font-style-complex="italic"/>
    </style:style>
    <style:style style:name="P101" style:parent-style-name="Normal" style:list-style-name="LFO9" style:family="paragraph"/>
    <style:style style:name="P102" style:parent-style-name="Normal" style:list-style-name="LFO9" style:family="paragraph"/>
    <style:style style:name="P103" style:parent-style-name="Normal" style:list-style-name="LFO9" style:family="paragraph"/>
    <style:style style:name="P104" style:parent-style-name="Normal" style:list-style-name="LFO9" style:family="paragraph"/>
    <style:style style:name="P105" style:parent-style-name="Normal" style:family="paragraph">
      <style:text-properties fo:font-weight="bold" style:font-weight-asian="bold" style:font-weight-complex="bold"/>
    </style:style>
    <style:style style:name="T106" style:parent-style-name="Policepardéfaut" style:family="text">
      <style:text-properties style:font-name="Segoe UI Emoji" style:font-name-complex="Segoe UI Emoji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list-style-name="LFO10" style:family="paragraph"/>
    <style:style style:name="P109" style:parent-style-name="Normal" style:list-style-name="LFO10" style:family="paragraph"/>
    <style:style style:name="P110" style:parent-style-name="Normal" style:list-style-name="LFO10" style:family="paragraph"/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ahier des besoins – App Gestion Locative (avec explications)</text:p>
      <text:p text:style-name="P2">A) Contexte</text:p>
      <text:list text:style-name="LFO1" text:continue-numbering="true">
        <text:list-item>
          <text:p text:style-name="P3"><text:span text:style-name="T4">Objectif principal (1 phrase)</text:span><text:line-break/>Réponse :<text:span text:style-name="T5"><text:s/></text:span>piloter baux ;<text:span text:style-name="T6"><text:s/></text:span>quittancement hors groupe ; budget ; encaissement hors groupe ; gérer la sous location interne et sous location en interne de baux externe<text:s/></text:p>
        </text:list-item>
        <text:list-item>
          <text:p text:style-name="P7"><text:span text:style-name="T8">Nombre de baux</text:span><text:line-break/>Réponse : ~120</text:p>
        </text:list-item>
        <text:list-item>
          <text:p text:style-name="P9"><text:span text:style-name="T10">Nombre d’utilisateurs</text:span><text:line-break/><text:line-break/>Réponse : ~10<text:s/></text:p>
        </text:list-item>
        <text:list-item>
          <text:p text:style-name="P11"><text:span text:style-name="T12">Typologie</text:span><text:s/>(Habitation / Commercial / Mixte)<text:line-break/>Réponse : Habitation ;Commercial</text:p>
        </text:list-item>
        <text:list-item>
          <text:p text:style-name="P13"><text:span text:style-name="T14">Zone / monnaie</text:span><text:line-break/><text:line-break/>Réponse :<text:s/>France</text:p>
        </text:list-item>
        <text:list-item>
          <text:p text:style-name="P15"><text:span text:style-name="T16">Multi-sociétés (groupe)</text:span><text:line-break/><text:line-break/>Réponse : Oui → combien ?<text:s/>~70 à 80. J’ai 15 des sociétés immobiliere. Mais je gère également les baux que nous avons en externe sur les autres entités. Dans mes 15 sociétés j’ai environ<text:s/>15 à 20<text:s/>baux sortants</text:p>
        </text:list-item>
        <text:list-item>
          <text:p text:style-name="P17"><text:span text:style-name="T18">Niveau de confidentialité</text:span><text:line-break/><text:line-break/>Réponse : ☐ élevé. Se sont des données chiffré confidentielles du groupe</text:p>
        </text:list-item>
      </text:list>
      <text:p text:style-name="Normal"><draw:custom-shape svg:x="0in" svg:y="0in" svg:width="45.51042in" svg:height="0.00139in" draw:z-index="0" draw:id="id0" draw:style-name="a0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P19">B) Périmètre V1 (ce qu’on fait en premier)</text:p>
      <text:p text:style-name="Normal"><text:line-break/>-Portefeuille<text:s/></text:p>
      <text:p text:style-name="Normal">-Quittancement<text:s/>pour baux sortant hors groupe<text:s/>(échéances)<text:line-break/>-Paiements<text:s/>entrant hors groupe<text:line-break/>-Rapprochement paiements↔échéances<text:line-break/>-Impayés/relances<text:s/>baux sortants hors groupe<text:line-break/>-Indexation IRL/ILC/ICC/ILAT/IRL outremer<text:line-break/>-Loyers variables (CA)<text:s/>avec et sans plancher et plafond<text:line-break/>-Charges &amp; régularisation<text:line-break/><text:soft-page-break/>-Documents (baux, quittances, etc.)<text:line-break/>-Reporting (tableaux + exports compta)</text:p>
      <text:p text:style-name="Normal">-certain bailleur externent n’indexent pas leur loyer alors que le bail le prévoit. Je veux savoir combien provisionner sur une période choisie</text:p>
      <text:p text:style-name="Normal">-dans les baux internes la réciprocité doit être garantie</text:p>
      <text:p text:style-name="Normal"><text:span text:style-name="T20">Hors V1 (V2)</text:span><text:line-break/><text:line-break/>Réponse :</text:p>
      <text:p text:style-name="Normal"><draw:custom-shape svg:x="0in" svg:y="0in" svg:width="45.51042in" svg:height="0.00139in" draw:z-index="0" draw:id="id1" draw:style-name="a1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P21">C) Données &amp; Modèle (les “objets” à stocker)</text:p>
      <text:p text:style-name="P22">Les champs pertinents ne doivent pas est vides</text:p>
      <text:p text:style-name="Normal"><text:span text:style-name="T23">1) Sociétés internes</text:span><text:line-break/>Champs obligatoires :nom, code, groupe <text:s/>interne, sous-groupe<text:line-break/>Règles : “1<text:s/>SIREN<text:s/>par société”, 1 société a plusieurs immeubles ; 1 immeuble peut avoir plusieurs sociétés ;<text:s/></text:p>
      <text:p text:style-name="P24">2) Propriétés / Immeubles</text:p>
      <text:p text:style-name="Normal"><text:line-break/>Champs obligatoires :<text:span text:style-name="T25"><text:s/></text:span><text:span text:style-name="T26">adresse, type, surface, commentaires,</text:span><text:span text:style-name="T27"><text:s/>nom, nature</text:span><text:line-break/>Règles : un immeuble contient plusieurs lots</text:p>
      <text:p text:style-name="Normal"><text:span text:style-name="T28">3) Biens / Lots</text:span><text:line-break/>Champs obligatoires :<text:span text:style-name="T29"><text:s/></text:span><text:span text:style-name="T30">référence, surface, étage, type</text:span><text:span text:style-name="T31">, commentaire</text:span><text:line-break/>Règles : un lot appartient à un immeuble</text:p>
      <text:p text:style-name="Normal"><text:span text:style-name="T32">4) Locataires / Preneurs</text:span><text:line-break/>en fonction de si le locataire ou preneur est interne ou pas j’ai besoin de plus ou moins d’info. Il y a des entreprise internes et externe qui sont bailleur ou locataires et des particulier interne et externe qui sont bailleurs ou locataires.<text:s/><text:line-break/>Règles : un preneur<text:s/>et bailleurs<text:s/>peuvent<text:s/>avoir plusieurs baux<text:s/></text:p>
      <text:p text:style-name="Normal"><text:span text:style-name="T33">5) Baux</text:span><text:line-break/>Un bail couvre : 1 lot<text:s/><text:line-break/>Chevauchement sur un lot :<text:s/>non<text:line-break/>Statuts bail souhaités : Brouillon / Actif / Clos / Litige</text:p>
      <text:p text:style-name="Normal"><draw:custom-shape svg:x="0in" svg:y="0in" svg:width="45.51042in" svg:height="0.00139in" draw:z-index="0" draw:id="id2" draw:style-name="a2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34">D) Quittancement / Échéances (le cœur “agence”)</text:p>
      <text:soft-page-break/>
      <text:list text:style-name="LFO2" text:continue-numbering="true">
        <text:list-item>
          <text:p text:style-name="P35"><text:span text:style-name="T36">Périodicité</text:span><text:line-break/>Réponse : mensuel,<text:s/>trimestriel,<text:s/>annuelle</text:p>
        </text:list-item>
        <text:list-item>
          <text:p text:style-name="P37"><text:span text:style-name="T38">Composition d’une échéance</text:span><text:line-break/>Réponse : loyer (obligatoire) ;charges(option) ;<text:s/><text:s/>TF<text:s/>(option)</text:p>
        </text:list-item>
        <text:list-item>
          <text:p text:style-name="P39"><text:span text:style-name="T40">Date d’exigibilité</text:span><text:line-break/>dépend du bail : 1<text:span text:style-name="T41">er</text:span><text:span text:style-name="T42"> </text:span>; 5 ; fin de mois …</text:p>
        </text:list-item>
        <text:list-item>
          <text:p text:style-name="P43"><text:span text:style-name="T44">Statuts d’échéance</text:span><text:line-break/>Réponse :<text:span text:style-name="T45"><text:s/></text:span><text:span text:style-name="T46">prévisionnel, facturé, payé</text:span></text:p>
        </text:list-item>
        <text:list-item>
          <text:p text:style-name="P47"><text:span text:style-name="T48">Anti-doublon</text:span><text:line-break/>Réponse : ☐ oui<text:s/>– on peut régler une échéance en plusieurs fois.</text:p>
        </text:list-item>
        <text:list-item>
          <text:p text:style-name="P49"><text:span text:style-name="T50">Avoirs / montants négatifs</text:span><text:line-break/><text:line-break/>Réponse : ☐ autoriser<text:s/></text:p>
        </text:list-item>
      </text:list>
      <text:p text:style-name="Normal"><draw:custom-shape svg:x="0in" svg:y="0in" svg:width="45.51042in" svg:height="0.00139in" draw:z-index="0" draw:id="id3" draw:style-name="a3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P51">E) Paiements &amp; Rapprochement</text:p>
      <text:list text:style-name="LFO3" text:continue-numbering="true">
        <text:list-item>
          <text:p text:style-name="P52"><text:span text:style-name="T53">Saisie / Import</text:span><text:line-break/>Réponse : saisie<text:s/>et import</text:p>
        </text:list-item>
        <text:list-item>
          <text:p text:style-name="P54"><text:span text:style-name="T55">Rapprochement (allocation)</text:span><text:line-break/>Réponse :</text:p>
        </text:list-item>
      </text:list>
      <text:list text:style-name="LFO4" text:continue-numbering="true">
        <text:list-item>
          <text:p text:style-name="P56">1 paiement → plusieurs échéances : ☐ oui<text:s/></text:p>
        </text:list-item>
        <text:list-item>
          <text:p text:style-name="P57">1 échéance → plusieurs paiements : ☐ oui</text:p>
        </text:list-item>
      </text:list>
      <text:list text:style-name="LFO5" text:continue-numbering="true">
        <text:list-item>
          <text:p text:style-name="P58"><text:span text:style-name="T59">Tolérance / trop-perçu</text:span><text:line-break/>Tolérance :<text:s/>1 euro<text:line-break/>Trop-perçu : au choix</text:p>
        </text:list-item>
        <text:list-item>
          <text:p text:style-name="P60"><text:span text:style-name="T61">Modes de paiement</text:span><text:line-break/>Réponse : ☐ virement<text:s/></text:p>
        </text:list-item>
      </text:list>
      <text:p text:style-name="Normal"><draw:custom-shape svg:x="0in" svg:y="0in" svg:width="45.51042in" svg:height="0.00139in" draw:z-index="0" draw:id="id4" draw:style-name="a4" draw:name="Horizontal Line 71" text:anchor-type="as-char"><svg:title/><svg:desc/><draw:enhanced-geometry draw:type="non-primitive" svg:viewBox="0 0 21600 21600" draw:enhanced-path="M 0 0 L 21600 0 21600 21600 0 21600 Z N"/></draw:custom-shape></text:p>
      <text:p text:style-name="P62">F) Indexation (révision des loyers)</text:p>
      <text:list text:style-name="LFO6" text:continue-numbering="true">
        <text:list-item>
          <text:p text:style-name="P63"><text:span text:style-name="T64">Indices utilisés</text:span><text:line-break/><text:span text:style-name="T65">➡️</text:span><text:s/><text:span text:style-name="T66">Les indices que tu utilises vraiment (IRL/ILC/ICC/ILAT).</text:span><text:line-break/>Réponse : IRL,<text:s/>ILC,<text:s/>ICC,<text:s/>ILAT,<text:s/>IRL<text:s/>Outremer</text:p>
        </text:list-item>
        <text:list-item>
          <text:p text:style-name="P67"><text:span text:style-name="T68">Fréquence &amp; date de révision</text:span><text:line-break/><text:line-break/><text:soft-page-break/>Réponse : fréquence<text:s/>annuelle, triennale ou jamais; date de révision : dépend du bail</text:p>
        </text:list-item>
        <text:list-item>
          <text:p text:style-name="P69"><text:span text:style-name="T70">Règles de plafonnement</text:span><text:line-break/>à paramétrer en fonction du bail</text:p>
        </text:list-item>
        <text:list-item>
          <text:p text:style-name="P71"><text:span text:style-name="T72">Rétroactivité</text:span><text:line-break/>Réponse : oui<text:s/>en bail commercial et non en bail particulier.</text:p>
        </text:list-item>
        <text:list-item>
          <text:p text:style-name="P73"><text:span text:style-name="T74">Validation</text:span><text:line-break/>Réponse : validation admin<text:s/>ou personne spécifiquement autorisée</text:p>
        </text:list-item>
      </text:list>
      <text:p text:style-name="Normal"><draw:custom-shape svg:x="0in" svg:y="0in" svg:width="45.51042in" svg:height="0.00139in" draw:z-index="0" draw:id="id5" draw:style-name="a5" draw:name="Horizontal Line 72" text:anchor-type="as-char"><svg:title/><svg:desc/><draw:enhanced-geometry draw:type="non-primitive" svg:viewBox="0 0 21600 21600" draw:enhanced-path="M 0 0 L 21600 0 21600 21600 0 21600 Z N"/></draw:custom-shape></text:p>
      <text:p text:style-name="P75">G) Impayés &amp; Relances</text:p>
      <text:list text:style-name="LFO7" text:continue-numbering="true">
        <text:list-item>
          <text:p text:style-name="P76"><text:span text:style-name="T77">Définition impayé</text:span><text:line-break/>Réponse :<text:s/>j+10 . proposer la mise en impayée pas mettre automatiquement car il peut s’agir d’un retard de saisie</text:p>
        </text:list-item>
        <text:list-item>
          <text:p text:style-name="P78"><text:span text:style-name="T79">Moyens de relance</text:span><text:line-break/>Réponse : email ;<text:s/>PDF ;<text:s/>suivi manuel<text:s/></text:p>
        </text:list-item>
        <text:list-item>
          <text:p text:style-name="P80"><text:span text:style-name="T81">Scénario</text:span><text:line-break/><text:span text:style-name="T82">J</text:span><text:span text:style-name="T83">+10</text:span><text:span text:style-name="T84"><text:s/>relance 1, J</text:span><text:span text:style-name="T85">+20</text:span><text:span text:style-name="T86"><text:s/>relance 2, J+30 mise en demeure.</text:span><text:line-break/></text:p>
        </text:list-item>
        <text:list-item>
          <text:p text:style-name="P87"><text:span text:style-name="T88">Plans d’apurement</text:span><text:line-break/><text:span text:style-name="T89">➡️</text:span><text:s/><text:span text:style-name="T90">Souhaites-tu gérer des paiements échelonnés d’un impayé<text:s/></text:span><text:line-break/>Réponse : oui<text:s/><draw:custom-shape svg:x="0in" svg:y="0in" svg:width="45.51042in" svg:height="0.00139in" draw:z-index="0" draw:id="id6" draw:style-name="a6" draw:name="Horizontal Line 73" text:anchor-type="as-char"><svg:title/><svg:desc/><draw:enhanced-geometry draw:type="non-primitive" svg:viewBox="0 0 21600 21600" draw:enhanced-path="M 0 0 L 21600 0 21600 21600 0 21600 Z N"/></draw:custom-shape></text:p>
        </text:list-item>
      </text:list>
      <text:p text:style-name="P91">H) Documents &amp; Exports</text:p>
      <text:list text:style-name="LFO8" text:continue-numbering="true">
        <text:list-item>
          <text:p text:style-name="P92"><text:span text:style-name="T93">Documents à stocker</text:span><text:line-break/>Réponse : bail ;<text:s/>avenant ;<text:s/>EDLE ;<text:s/>quittance ;<text:s/>relance ;<text:s/>factures de charges a refacturer etc… un tout ce je dois garder.</text:p>
        </text:list-item>
        <text:list-item>
          <text:p text:style-name="P94"><text:span text:style-name="T95">PDF à générer</text:span><text:line-break/>Réponse : quittance<text:s/>+<text:s/>avis échéance<text:s/>+<text:s/>relance<text:s/>+<text:s/>relevé propriétaire<text:s/>+ divers courriers liés à la gestion locative</text:p>
        </text:list-item>
        <text:list-item>
          <text:p text:style-name="P96"><text:span text:style-name="T97">Export compta</text:span><text:line-break/>analytique<text:s/>en option</text:p>
        </text:list-item>
      </text:list>
      <text:p text:style-name="Normal"><draw:custom-shape svg:x="0in" svg:y="0in" svg:width="45.51042in" svg:height="0.00139in" draw:z-index="0" draw:id="id7" draw:style-name="a7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P98">I) Rôles &amp; droits (10 utilisateurs)</text:p>
      <text:soft-page-break/>
      <text:p text:style-name="Normal"><text:span text:style-name="T99">➡️</text:span><text:s/><text:span text:style-name="T100">Décris qui fait quoi : l’objectif est d’empêcher les erreurs par droits.</text:span></text:p>
      <text:list text:style-name="LFO9" text:continue-numbering="true">
        <text:list-item>
          <text:p text:style-name="P101">Admin (toi) :<text:s/>TOUT</text:p>
        </text:list-item>
        <text:list-item>
          <text:p text:style-name="P102">Gestionnaire :<text:s/>remplie, consulte</text:p>
        </text:list-item>
        <text:list-item>
          <text:p text:style-name="P103">Comptable :<text:s/>consulte un périmètre défini</text:p>
        </text:list-item>
        <text:list-item>
          <text:p text:style-name="P104">Lecture seule :<text:s/>consulte tout<text:line-break/>Séparation par société interne : oui</text:p>
        </text:list-item>
      </text:list>
      <text:p text:style-name="Normal"><draw:custom-shape svg:x="0in" svg:y="0in" svg:width="45.51042in" svg:height="0.00139in" draw:z-index="0" draw:id="id8" draw:style-name="a8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P105">J) Contrôles “zéro incohérence” (tes 10 règles prioritaires)</text:p>
      <text:p text:style-name="Normal"><text:span text:style-name="T106">A definir</text:span></text:p>
      <text:p text:style-name="Normal"><draw:custom-shape svg:x="0in" svg:y="0in" svg:width="45.51042in" svg:height="0.00139in" draw:z-index="0" draw:id="id9" draw:style-name="a9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P107">K) Données existantes (reprise)</text:p>
      <text:list text:style-name="LFO10" text:continue-numbering="true">
        <text:list-item>
          <text:p text:style-name="P108">Source : Excel,<text:s/>logiciel, baux pdf scanné ou non</text:p>
        </text:list-item>
        <text:list-item>
          <text:p text:style-name="P109">Volume :<text:s/>a deinir</text:p>
        </text:list-item>
        <text:list-item>
          <text:p text:style-name="P110">Import : récurrent</text:p>
        </text:list-item>
      </text:list>
      <text:p text:style-name="Normal"><draw:custom-shape svg:x="0in" svg:y="0in" svg:width="45.51042in" svg:height="0.00139in" draw:z-index="0" draw:id="id10" draw:style-name="a10" draw:name="Horizontal Line 77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1" style:family="text">
      <style:text-properties style:font-name="Aptos" style:font-name-asian="Aptos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meline BRUNOIR</meta:initial-creator>
    <dc:creator>Emeline BRUNOIR</dc:creator>
    <meta:creation-date>2026-01-26T01:58:00Z</meta:creation-date>
    <dc:date>2026-01-26T03:10:00Z</dc:date>
    <meta:template xlink:href="Normal" xlink:type="simple"/>
    <meta:editing-cycles>1</meta:editing-cycles>
    <meta:editing-duration>PT4320S</meta:editing-duration>
    <meta:document-statistic meta:page-count="5" meta:paragraph-count="9" meta:word-count="742" meta:character-count="4815" meta:row-count="34" meta:non-whitespace-character-count="4082"/>
  </office:meta>
</office:document-meta>
</file>